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font-weight="bold" officeooo:rsid="0017c886" officeooo:paragraph-rsid="0017c886" style:font-size-asian="26pt" style:font-weight-asian="bold" style:font-size-complex="26pt" style:font-weight-complex="bold"/>
    </style:style>
    <style:style style:name="P2" style:family="paragraph" style:parent-style-name="Standard">
      <style:text-properties fo:font-size="14pt" fo:font-weight="normal" officeooo:rsid="001856d1" officeooo:paragraph-rsid="001856d1" style:font-size-asian="12.25pt" style:font-weight-asian="normal" style:font-size-complex="14pt" style:font-weight-complex="normal"/>
    </style:style>
    <style:style style:name="P3" style:family="paragraph" style:parent-style-name="Standard">
      <style:text-properties fo:font-size="14pt" fo:font-weight="normal" officeooo:rsid="00199b9e" officeooo:paragraph-rsid="00199b9e" style:font-size-asian="12.25pt" style:font-weight-asian="normal" style:font-size-complex="14pt" style:font-weight-complex="normal"/>
    </style:style>
    <style:style style:name="P4" style:family="paragraph" style:parent-style-name="Standard">
      <style:text-properties fo:font-size="14pt" fo:font-style="normal" style:text-underline-style="solid" style:text-underline-width="auto" style:text-underline-color="font-color" fo:font-weight="normal" officeooo:rsid="00199b9e" officeooo:paragraph-rsid="00199b9e" style:font-size-asian="12.25pt" style:font-style-asian="normal" style:font-weight-asian="normal" style:font-size-complex="14pt" style:font-style-complex="normal" style:font-weight-complex="normal"/>
    </style:style>
    <style:style style:name="P5" style:family="paragraph" style:parent-style-name="Standard">
      <style:text-properties fo:font-size="14pt" fo:font-style="normal" style:text-underline-style="solid" style:text-underline-width="auto" style:text-underline-color="font-color" fo:font-weight="normal" officeooo:rsid="001b83f1" officeooo:paragraph-rsid="001b83f1"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style="normal" style:text-underline-style="none" fo:font-weight="normal" officeooo:rsid="001b83f1" officeooo:paragraph-rsid="001b83f1"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font-style="normal" style:text-underline-style="none" fo:font-weight="normal" officeooo:rsid="001d6acf" officeooo:paragraph-rsid="001d6acf" style:font-size-asian="12.25pt" style:font-style-asian="normal" style:font-weight-asian="normal" style:font-size-complex="14pt" style:font-style-complex="normal" style:font-weight-complex="normal"/>
    </style:style>
    <style:style style:name="P8" style:family="paragraph" style:parent-style-name="Standard">
      <style:text-properties fo:font-size="16pt" fo:font-style="italic" style:text-underline-style="solid" style:text-underline-width="auto" style:text-underline-color="font-color" fo:font-weight="normal" officeooo:rsid="001856d1" officeooo:paragraph-rsid="001856d1" style:font-size-asian="14pt" style:font-style-asian="italic" style:font-weight-asian="normal" style:font-size-complex="16pt" style:font-style-complex="italic" style:font-weight-complex="normal"/>
    </style:style>
    <style:style style:name="P9" style:family="paragraph" style:parent-style-name="Standard">
      <style:text-properties fo:font-size="16pt" fo:font-style="italic" style:text-underline-style="solid" style:text-underline-width="auto" style:text-underline-color="font-color" fo:font-weight="normal" officeooo:rsid="00199b9e" officeooo:paragraph-rsid="00199b9e" style:font-size-asian="16pt" style:font-style-asian="italic" style:font-weight-asian="normal" style:font-size-complex="16pt" style:font-style-complex="italic" style:font-weight-complex="normal"/>
    </style:style>
    <style:style style:name="P10" style:family="paragraph" style:parent-style-name="Standard">
      <style:text-properties fo:font-size="16pt" fo:font-style="italic" style:text-underline-style="solid" style:text-underline-width="auto" style:text-underline-color="font-color" fo:font-weight="normal" officeooo:rsid="001ba114" officeooo:paragraph-rsid="001ba114" style:font-size-asian="16pt" style:font-style-asian="italic" style:font-weight-asian="normal" style:font-size-complex="16pt" style:font-style-complex="italic" style:font-weight-complex="normal"/>
    </style:style>
    <style:style style:name="P11" style:family="paragraph" style:parent-style-name="Standard" style:list-style-name="L1">
      <style:text-properties fo:font-size="14pt" fo:font-weight="normal" officeooo:rsid="001856d1" officeooo:paragraph-rsid="001856d1" style:font-size-asian="12.25pt" style:font-weight-asian="normal" style:font-size-complex="14pt" style:font-weight-complex="normal"/>
    </style:style>
    <style:style style:name="P12" style:family="paragraph" style:parent-style-name="Standard" style:list-style-name="L2">
      <style:text-properties fo:font-size="14pt" fo:font-weight="normal" officeooo:rsid="00199b9e" officeooo:paragraph-rsid="00199b9e" style:font-size-asian="12.25pt" style:font-weight-asian="normal" style:font-size-complex="14pt" style:font-weight-complex="normal"/>
    </style:style>
    <style:style style:name="P13" style:family="paragraph" style:parent-style-name="Standard">
      <style:text-properties fo:font-size="14pt" fo:font-style="normal" style:text-underline-style="none" fo:font-weight="normal" officeooo:rsid="0020d3cc" officeooo:paragraph-rsid="0020d3cc" style:font-size-asian="12.25pt" style:font-style-asian="normal" style:font-weight-asian="normal" style:font-size-complex="14pt" style:font-style-complex="normal" style:font-weight-complex="normal"/>
    </style:style>
    <style:style style:name="T1" style:family="text">
      <style:text-properties officeooo:rsid="00199b9e"/>
    </style:style>
    <style:style style:name="T2" style:family="text">
      <style:text-properties fo:font-style="italic" style:font-style-asian="italic" style:font-style-complex="italic"/>
    </style:style>
    <style:style style:name="T3" style:family="text">
      <style:text-properties fo:font-style="italic" officeooo:rsid="001f17cb"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officeooo:rsid="001ab5d1"/>
    </style:style>
    <style:style style:name="T7" style:family="text">
      <style:text-properties style:text-underline-style="none" officeooo:rsid="0020d3cc"/>
    </style:style>
    <style:style style:name="T8" style:family="text">
      <style:text-properties officeooo:rsid="001f17cb"/>
    </style:style>
    <style:style style:name="T9" style:family="text">
      <style:text-properties officeooo:rsid="0020d3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text:p>
      <text:p text:style-name="P2">In reality, diseases spread through direct or indirect contact between infected and susceptible individuals. Another important mechanic to consider is the movement of these individuals in their environment. It wouldn't be realistic to model epidemic spread without a dynamic population that moves and interacts. Of course there is also many more minor factors like recovery period, mortality rate, <text:span text:style-name="T9">and</text:span> immigration/emigration that need to be included in order to model reality most accurately.</text:p>
      <text:p text:style-name="P2"/>
      <text:p text:style-name="P2">These dynamics are divided into three general steps in the algorithm:</text:p>
      <text:p text:style-name="P2">1. movement phase</text:p>
      <text:p text:style-name="P2">2. infection phase</text:p>
      <text:p text:style-name="P2">3. additional processing (contains the “minor” properties mentioned above)</text:p>
      <text:p text:style-name="P2"/>
      <text:p text:style-name="P8">Movement</text:p>
      <text:p text:style-name="P2">This step is <text:span text:style-name="T1">executed</text:span> in two separate scopes: primary and secondary. The primary scope is defined as the outer CA and the cells it contains. The secondary scope is the inner CA within each cell of the primary scope. Secondary cells are abstractions of people in the virtual world and are the first objects to be modified by the movement algorithm. </text:p>
      <text:p text:style-name="P2"><text:span text:style-name="T2">Secondary</text:span>:</text:p>
      <text:list xml:id="list42725259838895799" text:style-name="L1">
        <text:list-item>
          <text:p text:style-name="P11">a random Person object is <text:span text:style-name="T1">located</text:span></text:p>
        </text:list-item>
        <text:list-item>
          <text:p text:style-name="P11">each neighbor of the Person is counted</text:p>
        </text:list-item>
        <text:list-item>
          <text:p text:style-name="P11">the Person then moves to an empty space one unit in any direction</text:p>
        </text:list-item>
      </text:list>
      <text:p text:style-name="P3">This sub-step simulates movement within the local environment. For example, a person is moving around their block or small town. Emigration and immigration to and from neighboring towns/blocks is not considered.</text:p>
      <text:p text:style-name="P2"><text:span text:style-name="T2">Primary</text:span>:</text:p>
      <text:list xml:id="list6586021223692300034" text:style-name="L2">
        <text:list-item>
          <text:p text:style-name="P12">a primary cell is randomly located</text:p>
        </text:list-item>
        <text:list-item>
          <text:p text:style-name="P12">based on the rate of emigration a certain number of individuals are removed</text:p>
        </text:list-item>
        <text:list-item>
          <text:p text:style-name="P12">these individuals are distributed among neighboring primary cells</text:p>
        </text:list-item>
      </text:list>
      <text:p text:style-name="P3">The movement in/out of primary cells is simulated. For example, a group of people move to a new town. Combined with the secondary step the movement now includes internal and external dynamics.</text:p>
      <text:p text:style-name="P3"/>
      <text:p text:style-name="P9">Infection</text:p>
      <text:p text:style-name="P4"><text:span text:style-name="T5">Infection only takes place at the secondary scope </text:span><text:span text:style-name="T6">unless vectored disease transfer is also implemented. </text:span></text:p>
      <text:p text:style-name="P5"><text:span text:style-name="T6">1. </text:span><text:span text:style-name="T5">each healthy secondary cell is sequentially selected</text:span></text:p>
      <text:p text:style-name="P6">2. the infected neighbors are counted</text:p>
      <text:p text:style-name="P6">3. the probability of infection increases with the increase of infected neighbors</text:p>
      <text:p text:style-name="P6">4. when a person is infected a recovery period is defined</text:p>
      <text:p text:style-name="P5"><text:soft-page-break/><text:span text:style-name="T5">The recovery period is an integer that is decreased by one every time the algorithm repeats. After the period reaches zero, the cell is healed and becomes immune to the disease. </text:span><text:span text:style-name="T7">T</text:span><text:span text:style-name="T5">he status is changed to </text:span><text:span text:style-name="T4">recovered</text:span><text:span text:style-name="T5">.</text:span></text:p>
      <text:p text:style-name="P6"><text:s/></text:p>
      <text:p text:style-name="P10">Additional Processing</text:p>
      <text:p text:style-name="P7">The last phase is made up of 3 sections: recovery, death, and data collection. As was mentioned above the recovery phase<text:span text:style-name="T8"> changes the status of any infected person to </text:span><text:span text:style-name="T3">recovered </text:span><text:span text:style-name="T8">when the recovery period defined during object initialization reaches zero. After every iteration each infected individual has a probability of dying based on the mortality rate. After each death the primary cell's globals </text:span><text:span text:style-name="T3">deaths </text:span><text:span text:style-name="T8">variable is incremented. Lastly, the rates of deaths and spread is saved to an external document for later processing.</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2:44:23.325337748</meta:creation-date>
    <dc:date>2015-02-11T13:14:55.761862420</dc:date>
    <meta:editing-duration>PT45M57S</meta:editing-duration>
    <meta:editing-cycles>6</meta:editing-cycles>
    <meta:generator>LibreOffice/4.3.3.2$Linux_X86_64 LibreOffice_project/430m0$Build-2</meta:generator>
    <meta:document-statistic meta:table-count="0" meta:image-count="0" meta:object-count="0" meta:page-count="2" meta:paragraph-count="28" meta:word-count="460" meta:character-count="2874" meta:non-whitespace-character-count="2444"/>
  </office:meta>
</office:document-meta>
</file>